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master-page-name="Standard">
      <style:paragraph-properties style:page-number="1"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text-properties style:font-name="Liberation Sans" fo:font-size="16.1000003814697pt" fo:font-weight="bold" officeooo:rsid="000fbcf3" officeooo:paragraph-rsid="000fbcf3" style:font-name-asian="Microsoft YaHei" style:font-size-asian="16.1000003814697pt" style:font-weight-asian="bold" style:font-name-complex="Arial" style:font-size-complex="16.1000003814697pt" style:font-weight-complex="bold"/>
    </style:style>
    <style:style style:name="P5" style:family="paragraph" style:parent-style-name="Table_20_Contents">
      <style:text-properties officeooo:rsid="00078506" officeooo:paragraph-rsid="00078506"/>
    </style:style>
    <style:style style:name="P6" style:family="paragraph" style:parent-style-name="Table_20_Contents">
      <style:paragraph-properties fo:text-align="center" style:justify-single-word="false"/>
      <style:text-properties officeooo:rsid="00078506" officeooo:paragraph-rsid="0007850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8506" officeooo:paragraph-rsid="0007850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0a4ff2" officeooo:paragraph-rsid="000a4ff2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0a4ff2" officeooo:paragraph-rsid="000a4ff2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rsid="000a4ff2" officeooo:paragraph-rsid="000a4ff2"/>
    </style:style>
    <style:style style:name="P12" style:family="paragraph" style:parent-style-name="Text_20_body">
      <style:paragraph-properties fo:text-align="justify" style:justify-single-word="false"/>
      <style:text-properties officeooo:paragraph-rsid="000ba441"/>
    </style:style>
    <style:style style:name="P13" style:family="paragraph" style:parent-style-name="Text_20_body">
      <style:text-properties officeooo:rsid="000cd8b8" officeooo:paragraph-rsid="000cd8b8"/>
    </style:style>
    <style:style style:name="P14" style:family="paragraph" style:parent-style-name="Text_20_body" style:list-style-name="L4">
      <style:text-properties officeooo:rsid="000cd8b8" officeooo:paragraph-rsid="000cd8b8"/>
    </style:style>
    <style:style style:name="P15" style:family="paragraph" style:parent-style-name="Text_20_body" style:list-style-name="L4">
      <style:text-properties officeooo:rsid="000cd8b8" officeooo:paragraph-rsid="000e228b"/>
    </style:style>
    <style:style style:name="P16" style:family="paragraph" style:parent-style-name="Text_20_body" style:list-style-name="L4">
      <style:text-properties officeooo:paragraph-rsid="000cd8b8"/>
    </style:style>
    <style:style style:name="P17" style:family="paragraph" style:parent-style-name="Text_20_body" style:list-style-name="L4">
      <style:text-properties officeooo:paragraph-rsid="000e228b"/>
    </style:style>
    <style:style style:name="P18" style:family="paragraph" style:parent-style-name="Text_20_body" style:list-style-name="L4">
      <style:text-properties officeooo:rsid="000e8d75" officeooo:paragraph-rsid="000e8d75"/>
    </style:style>
    <style:style style:name="P19" style:family="paragraph" style:parent-style-name="Text_20_body" style:list-style-name="L5">
      <style:text-properties officeooo:rsid="000fbcf3" officeooo:paragraph-rsid="000fbcf3"/>
    </style:style>
    <style:style style:name="P20" style:family="paragraph" style:parent-style-name="Text_20_body" style:list-style-name="L6">
      <style:text-properties officeooo:rsid="000fbcf3" officeooo:paragraph-rsid="000fbcf3"/>
    </style:style>
    <style:style style:name="P21" style:family="paragraph" style:parent-style-name="Text_20_body" style:list-style-name="L5">
      <style:text-properties officeooo:paragraph-rsid="000fbcf3"/>
    </style:style>
    <style:style style:name="P22" style:family="paragraph" style:parent-style-name="Text_20_body" style:list-style-name="L6">
      <style:text-properties officeooo:rsid="000fbe0f" officeooo:paragraph-rsid="000fbe0f"/>
    </style:style>
    <style:style style:name="P23" style:family="paragraph" style:parent-style-name="Text_20_body" style:list-style-name="L5">
      <style:text-properties officeooo:rsid="000fbe0f" officeooo:paragraph-rsid="000fbe0f"/>
    </style:style>
    <style:style style:name="P24" style:family="paragraph" style:parent-style-name="Title" style:master-page-name="First_20_Page">
      <style:paragraph-properties style:page-number="auto"/>
      <style:text-properties officeooo:paragraph-rsid="000953c8"/>
    </style:style>
    <style:style style:name="P25" style:family="paragraph" style:parent-style-name="Title">
      <style:text-properties officeooo:paragraph-rsid="000953c8"/>
    </style:style>
    <style:style style:name="T1" style:family="text">
      <style:text-properties officeooo:rsid="000953c8"/>
    </style:style>
    <style:style style:name="T2" style:family="text">
      <style:text-properties officeooo:rsid="000ba441"/>
    </style:style>
    <style:style style:name="T3" style:family="text">
      <style:text-properties officeooo:rsid="000cd8b8"/>
    </style:style>
    <style:style style:name="T4" style:family="text">
      <style:text-properties officeooo:rsid="000e228b"/>
    </style:style>
    <style:style style:name="T5" style:family="text">
      <style:text-properties officeooo:rsid="000fbcf3"/>
    </style:style>
    <style:style style:name="T6" style:family="text">
      <style:text-properties officeooo:rsid="0011693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lectrosense converter board</text:p>
      <text:p text:style-name="P25"><text:span text:style-name="T1">F</text:span>irmware <text:span text:style-name="T1">Design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3"/>
        <table:table-row table:style-name="TableLine1952446371600">
          <table:table-cell table:style-name="Table1.A1" office:value-type="string">
            <text:p text:style-name="P7">Author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Date</text:p>
          </table:table-cell>
        </table:table-row>
        <table:table-row table:style-name="TableLine1952446371600">
          <table:table-cell table:style-name="Table1.A2" office:value-type="string">
            <text:p text:style-name="P5">Franco Minucci</text:p>
          </table:table-cell>
          <table:table-cell table:style-name="Table1.A2" office:value-type="string">
            <text:p text:style-name="P5">First draft</text:p>
          </table:table-cell>
          <table:table-cell table:style-name="Table1.C2" office:value-type="string">
            <text:p text:style-name="P6">12/01/2020</text:p>
          </table:table-cell>
        </table:table-row>
        <table:table-row table:style-name="TableLine19524463716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/>
          </table:table-cell>
        </table:table-row>
      </table:table>
      <text:p text:style-name="Text_20_body"/>
      <text:h text:style-name="P2" text:outline-level="1"><text:bookmark-start text:name="__RefHeading___Toc106_212709630"/><text:bookmark-end text:name="__RefHeading___Toc106_212709630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212709630" text:style-name="Index_20_Link" text:visited-style-name="Index_20_Link">Table of contents<text:tab/>1</text:a></text:p>
        </text:index-body>
      </text:table-of-content>
      <text:p text:style-name="Text_20_body"/>
      <text:p text:style-name="Text_20_body"/>
      <text:h text:style-name="P3" text:outline-level="1">Introduction</text:h>
      <text:p text:style-name="P9">The purpose of the converter board is to extend the frequency range of the RTL-SDR used as sensing element for each node.</text:p>
      <text:p text:style-name="P9">The converter board consists of 3 paths:</text:p>
      <text:list xml:id="list412138274" text:style-name="L1">
        <text:list-item>
          <text:p text:style-name="P10">Up converter path: Brings low frequencies from 300kHz to 27MHz up to 30 MHz</text:p>
        </text:list-item>
        <text:list-item>
          <text:p text:style-name="P10">Mid path: Straight connection between the antenna to the RTL-SDR</text:p>
        </text:list-item>
        <text:list-item>
          <text:p text:style-name="P10">Down converter path: Brigns the frequencies above 1700MHz to 1576MHz within the range of the RTL-SDR</text:p>
        </text:list-item>
      </text:list>
      <text:p text:style-name="P9">This document describes the firmware running on the microcontroller of the extension board. The firmware runs on an STM32F103C8T6. It may vary in future versions of the extension board.</text:p>
      <text:p text:style-name="P9">This document is divided into three sections:</text:p>
      <text:list xml:id="list3585844785" text:style-name="L2">
        <text:list-item>
          <text:p text:style-name="P11">Feature list</text:p>
        </text:list-item>
        <text:list-item>
          <text:p text:style-name="P11">Implementation</text:p>
        </text:list-item>
        <text:list-item>
          <text:p text:style-name="P11">Test strategy</text:p>
        </text:list-item>
      </text:list>
      <text:p text:style-name="P12"><text:span text:style-name="T2">Section 1 describes the expected feature list in order of importance. Section 2 describes the implementation details and caveats. Section 3 describes the test strategy for each feature.</text:span></text:p>
      <text:p text:style-name="P12"/>
      <text:h text:style-name="P3" text:outline-level="1">Feature list</text:h>
      <text:p text:style-name="P13">This section goes over the list of expected features and functionality implemented in the firmware.</text:p>
      <text:h text:style-name="Heading_20_2" text:outline-level="2">User interface</text:h>
      <text:list xml:id="list2361512491" text:style-name="L4">
        <text:list-item>
          <text:p text:style-name="P16"><text:span text:style-name="T3">The firmware must present a command line interface (CLI) towards the user. </text:span></text:p>
        </text:list-item>
        <text:list-item>
          <text:p text:style-name="P16"><text:span text:style-name="T3">The CLI is exposed to every computer connected to the USB interface of the board. </text:span></text:p>
        </text:list-item>
        <text:list-item>
          <text:p text:style-name="P16"><text:span text:style-name="T3">The USB is configured to appear to the connected computer as a serial port device running at 115200 kbps. </text:span></text:p>
        </text:list-item>
        <text:list-item>
          <text:p text:style-name="P16"><text:span text:style-name="T3">The CLI must be bit rate independent. </text:span></text:p>
        </text:list-item>
        <text:list-item>
          <text:p text:style-name="P14">The CLI exposes the following prompt to the user: “esense&gt;”</text:p>
        </text:list-item>
        <text:list-item>
          <text:p text:style-name="P14">The CLI accepts the following list of commands:</text:p>
          <text:list>
            <text:list-item>
              <text:p text:style-name="P14">help: <text:span text:style-name="T4">shows a list of all available commands</text:span></text:p>
            </text:list-item>
            <text:list-item>
              <text:p text:style-name="P14">reboot: <text:span text:style-name="T4">restarts the microcontroller</text:span></text:p>
            </text:list-item>
            <text:list-item>
              <text:p text:style-name="P15"><text:span text:style-name="T4">syslog: display the events log of the device</text:span></text:p>
            </text:list-item>
            <text:list-item>
              <text:p text:style-name="P15"><text:span text:style-name="T4">tasks: displays a list of running tasks</text:span></text:p>
            </text:list-item>
            <text:list-item>
              <text:p text:style-name="P15"><text:span text:style-name="T4">sanity: performs a sanity check</text:span></text:p>
            </text:list-item>
            <text:list-item>
              <text:p text:style-name="P15"><text:span text:style-name="T4">license: shows the firmware license</text:span></text:p>
            </text:list-item>
            <text:list-item>
              <text:p text:style-name="P17"><text:span text:style-name="T4">mco: </text:span><text:span text:style-name="T6">enables or disables the input clock of the upconverter</text:span></text:p>
            </text:list-item>
            <text:list-item>
              <text:p text:style-name="P15"><text:span text:style-name="T4">Sof: ?</text:span></text:p>
            </text:list-item>
            <text:list-item>
              <text:p text:style-name="P15"><text:span text:style-name="T4">convert: configure the input frequency and returns the converter frequency (to which the RTL-SDR must be tuned)</text:span></text:p>
            </text:list-item>
            <text:list-item>
              <text:p text:style-name="P15"><text:span text:style-name="T4">temp: Shows the last reading from the temperature sensor</text:span></text:p>
            </text:list-item>
            <text:list-item>
              <text:p text:style-name="P15"><text:span text:style-name="T4">gpio: drives a gpio</text:span></text:p>
            </text:list-item>
            <text:list-item>
              <text:p text:style-name="P15"><text:span text:style-name="T4">i2c: ?</text:span></text:p>
            </text:list-item>
            <text:list-item>
              <text:p text:style-name="P15"><text:span text:style-name="T4">Max: ?</text:span></text:p>
            </text:list-item>
          </text:list>
        </text:list-item>
        <text:list-item>
          <text:p text:style-name="P18">The CLI runs in its own task</text:p>
        </text:list-item>
      </text:list>
      <text:h text:style-name="P4" text:outline-level="2">RF Switch configuration</text:h>
      <text:list xml:id="list1715987296" text:style-name="L5">
        <text:list-item>
          <text:p text:style-name="P21">The fi<text:span text:style-name="T5">rmware must be able to configure the RF switch U11 (SKY13322-375LF) in the correct position.</text:span></text:p>
        </text:list-item>
        <text:list-item>
          <text:p text:style-name="P19">The switch is controlled by 3 signals:</text:p>
          <text:list>
            <text:list-item>
              <text:p text:style-name="P19">SW_SW: Connects the downconverter to the RTL-SDR</text:p>
            </text:list-item>
            <text:list-item>
              <text:p text:style-name="P19">SW_BYPASS: Connects the straight path to the RTL-SDR</text:p>
            </text:list-item>
            <text:list-item>
              <text:p text:style-name="P19"><text:soft-page-break/>SW_MIX: Connects the upconverter to the RTL-SDR</text:p>
            </text:list-item>
          </text:list>
        </text:list-item>
        <text:list-item>
          <text:p text:style-name="P23">The 3 signals cannot be all HIGH at the same time</text:p>
        </text:list-item>
      </text:list>
      <text:h text:style-name="Heading_20_2" text:outline-level="2">Band Selection</text:h>
      <text:list xml:id="list547296406" text:style-name="L6">
        <text:list-item>
          <text:p text:style-name="P20">The firmware must control the switch U7 (SKY13286-359LF) to select the upper of lower band of the diplexer</text:p>
        </text:list-item>
        <text:list-item>
          <text:p text:style-name="P20">The selection operation is transparent for the user of the CLI</text:p>
        </text:list-item>
        <text:list-item>
          <text:p text:style-name="P22">The “low band” indicates frequencies below 3500MHz</text:p>
        </text:list-item>
        <text:list-item>
          <text:p text:style-name="P22">The “high band” indicates frequencies above 3500MHz</text:p>
        </text:list-item>
        <text:list-item>
          <text:p text:style-name="P22">The band is selected through the signal BANDSEL:</text:p>
          <text:list>
            <text:list-item>
              <text:p text:style-name="P22">BANDSEL = 1 =&gt; LOW band</text:p>
            </text:list-item>
            <text:list-item>
              <text:p text:style-name="P22">BANDSEL = 0 =&gt; HIGH band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ection_20_heading" style:display-name="section heading" style:family="paragraph" style:parent-style-name="Heading_20_2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2T12:32:56.633000000</meta:creation-date>
    <dc:date>2021-01-12T13:31:49.641000000</dc:date>
    <meta:editing-duration>PT26M17S</meta:editing-duration>
    <meta:editing-cycles>9</meta:editing-cycles>
    <meta:generator>LibreOffice/7.0.3.1$Windows_X86_64 LibreOffice_project/d7547858d014d4cf69878db179d326fc3483e082</meta:generator>
    <meta:document-statistic meta:table-count="1" meta:image-count="0" meta:object-count="0" meta:page-count="6" meta:paragraph-count="60" meta:word-count="502" meta:character-count="2828" meta:non-whitespace-character-count="2421"/>
  </office:meta>
</office:document-meta>
</file>